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zip im Internet Geld machen</text:p>
      <text:p text:style-name="P1"><text:span text:style-name="T1">follow the free</text:span></text:p>
      <text:p text:style-name="P1"><text:span text:style-name="T1">-Kostenlos was anbieten und leute so ranholen, dannach irgendwie geld mit extra funktionen oder so</text:span></text:p>
      <text:p text:style-name="P1"><text:span text:style-name="T1">Spenden</text:span></text:p>
      <text:p text:style-name="P1"><text:span text:style-name="T1">Datenverkauf – (Facebook – Metaverse)</text:span></text:p>
      <text:p text:style-name="P1"><text:span text:style-name="T1"/></text:p>
      <text:p text:style-name="P1"><text:span text:style-name="T1">Nur das was man braucht auf der internetseite (google.de)</text:span></text:p>
      <text:p text:style-name="P1"><text:span text:style-name="T1"/></text:p>
      <text:p text:style-name="P2"><text:span text:style-name="T1">Glokal</text:span></text:p>
      <text:p text:style-name="P2"><text:span text:style-name="T1">-So Global wie möglich</text:span></text:p>
      <text:p text:style-name="P2"><text:span text:style-name="T1">-So Lokal we nötig</text:span></text:p>
      <text:p text:style-name="P1"><text:span text:style-name="T1"/></text:p>
      <text:p text:style-name="P1">Medienwirtschaft der Zukunft</text:p>
      <text:p text:style-name="P1"><text:span text:style-name="T1">-Multimedial</text:span></text:p>
      <text:p text:style-name="P1"><text:span text:style-name="T1">-Digital</text:span></text:p>
      <text:p text:style-name="P1"><text:span text:style-name="T1">-Global</text:span></text:p>
      <text:p text:style-name="P1"><text:span text:style-name="T1"/></text:p>
      <text:p text:style-name="P1"><text:span text:style-name="T1">→ Wenn man das nicht macht, wird man von größeren Unternehmen unterboten und verdrängt</text:span></text:p>
      <text:p text:style-name="P1"><text:span text:style-name="T1"><text:tab/>→ man kann sich nicht ausru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09:49:13.25</meta:creation-date>
    <dc:date>2015-03-23T16:37:47.83</dc:date>
    <meta:editing-duration>PT6H48M30S</meta:editing-duration>
    <meta:editing-cycles>11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73" meta:character-count="463"/>
  </office:meta>
</office:document-meta>
</file>